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811cm" table:align="left"/>
    </style:style>
    <style:style style:name="Table1.A" style:family="table-column">
      <style:table-column-properties style:column-width="5.547cm"/>
    </style:style>
    <style:style style:name="Table1.B" style:family="table-column">
      <style:table-column-properties style:column-width="6.26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ยอดเยี่ยมครับ! คุณตั้งค่าระบบ Auth ของ NestJS กับ Supabase ได้ดีแล้ว 👍<text:line-break/>ต่อไป ผมจะช่วยคุณ <text:span text:style-name="Strong_20_Emphasis">เปลี่ยนการ login ให้ใช้ HttpOnly Cookie + CSRF Protection</text:span> ได้แบบนี้:</text:p>
      <text:p text:style-name="Horizontal_20_Line"/>
      <text:h text:style-name="Heading_20_2" text:outline-level="2">✅ สิ่งที่เราจะทำ:</text:h>
      <text:list text:style-name="L1">
        <text:list-item>
          <text:p text:style-name="P2"><text:span text:style-name="Strong_20_Emphasis">เปลี่ยน login API</text:span> ให้ <text:span text:style-name="Source_20_Text">Set-Cookie</text:span> JWT token แบบ <text:span text:style-name="Source_20_Text">HttpOnly</text:span></text:p>
        </text:list-item>
        <text:list-item>
          <text:p text:style-name="P2">เพิ่ม <text:span text:style-name="Strong_20_Emphasis">csrfToken</text:span> ส่งกลับ Angular ฝั่ง client</text:p>
        </text:list-item>
        <text:list-item>
          <text:p text:style-name="P2">เพิ่ม middleware ป้องกัน CSRF เช่น <text:span text:style-name="Source_20_Text">csurf</text:span> (จาก Express)</text:p>
        </text:list-item>
        <text:list-item>
          <text:p text:style-name="P2">Angular จะต้อง <text:span text:style-name="Strong_20_Emphasis">แนบ CSRF token</text:span> ใน header ทุกคำขอที่เขียนข้อมูล (POST, PUT, DELETE)</text:p>
        </text:list-item>
      </text:list>
      <text:p text:style-name="Horizontal_20_Line"/>
      <text:h text:style-name="Heading_20_2" text:outline-level="2">🧠 ความเข้าใจหลัก</text:h>
      <text:list text:style-name="L2">
        <text:list-item>
          <text:p text:style-name="P3">JWT จะถูกเก็บใน <text:span text:style-name="Strong_20_Emphasis">cookie</text:span> ที่มี <text:span text:style-name="Source_20_Text">HttpOnly, Secure, SameSite=Strict</text:span></text:p>
        </text:list-item>
        <text:list-item>
          <text:p text:style-name="P3"><text:span text:style-name="Strong_20_Emphasis">CSRF token</text:span> จะส่งไปกับ response แรก และ Client (Angular) จะเก็บไว้ฝั่ง JS</text:p>
        </text:list-item>
        <text:list-item>
          <text:p text:style-name="P3">ทุก request หลังจากนั้นจะต้องแนบ <text:span text:style-name="Source_20_Text">X-CSRF-Token</text:span> header</text:p>
        </text:list-item>
        <text:list-item>
          <text:p text:style-name="P3">Server ตรวจสอบ token ว่า valid หรือไม่</text:p>
        </text:list-item>
      </text:list>
      <text:p text:style-name="Horizontal_20_Line"/>
      <text:h text:style-name="Heading_20_2" text:outline-level="2">① ติดตั้งแพ็กเกจ CSRF และ cookie-parser</text:h>
      <text:p text:style-name="P1"><text:span text:style-name="Source_20_Text">npm install csurf cookie-parser</text:span></text:p>
      <text:p text:style-name="Horizontal_20_Line"/>
      <text:h text:style-name="Heading_20_2" text:outline-level="2">② แก้ <text:span text:style-name="Source_20_Text">main.ts</text:span> (NestJS) เพื่อใช้ cookie + CSRF</text:h>
      <text:p text:style-name="Preformatted_20_Text"><text:span text:style-name="Source_20_Text">import { NestFactory } from '@nestjs/core';</text:span></text:p>
      <text:p text:style-name="Preformatted_20_Text"><text:span text:style-name="Source_20_Text">import { AppModule } from './app.module';</text:span></text:p>
      <text:p text:style-name="Preformatted_20_Text"><text:span text:style-name="Source_20_Text">import * as cookieParser from 'cookie-parser';</text:span></text:p>
      <text:p text:style-name="Preformatted_20_Text"><text:span text:style-name="Source_20_Text">import * as csurf from 'csurf';</text:span></text:p>
      <text:p text:style-name="Preformatted_20_Text"/>
      <text:p text:style-name="Preformatted_20_Text"><text:span text:style-name="Source_20_Text">async function bootstrap() {</text:span></text:p>
      <text:p text:style-name="Preformatted_20_Text"><text:span text:style-name="Source_20_Text"><text:s text:c="2"/>const app = await NestFactory.create(AppModule);</text:span></text:p>
      <text:p text:style-name="Preformatted_20_Text"/>
      <text:p text:style-name="Preformatted_20_Text"><text:span text:style-name="Source_20_Text"><text:s text:c="2"/>app.use(cookieParser());</text:span></text:p>
      <text:p text:style-name="Preformatted_20_Text"/>
      <text:p text:style-name="Preformatted_20_Text"><text:span text:style-name="Source_20_Text"><text:s text:c="2"/>// ✅ เพิ่ม csurf middleware (ใช้ cookie)</text:span></text:p>
      <text:p text:style-name="Preformatted_20_Text"><text:span text:style-name="Source_20_Text"><text:s text:c="2"/>app.use(</text:span></text:p>
      <text:p text:style-name="Preformatted_20_Text"><text:span text:style-name="Source_20_Text"><text:s text:c="4"/>csurf({</text:span></text:p>
      <text:p text:style-name="Preformatted_20_Text"><text:span text:style-name="Source_20_Text"><text:s text:c="6"/>cookie: {</text:span></text:p>
      <text:p text:style-name="Preformatted_20_Text"><text:span text:style-name="Source_20_Text"><text:s text:c="8"/>httpOnly: false, <text:s/>// ให้ Angular อ่าน CSRF token ได้</text:span></text:p>
      <text:p text:style-name="Preformatted_20_Text"><text:span text:style-name="Source_20_Text"><text:s text:c="8"/>secure: false, <text:s text:c="3"/>// เปลี่ยนเป็น true ถ้าใช้ https</text:span></text:p>
      <text:p text:style-name="Preformatted_20_Text"><text:soft-page-break/><text:span text:style-name="Source_20_Text"><text:s text:c="8"/>sameSite: 'strict',</text:span></text:p>
      <text:p text:style-name="Preformatted_20_Text"><text:span text:style-name="Source_20_Text"><text:s text:c="6"/>},</text:span></text:p>
      <text:p text:style-name="Preformatted_20_Text"><text:span text:style-name="Source_20_Text"><text:s text:c="4"/>}),</text:span></text:p>
      <text:p text:style-name="Preformatted_20_Text"><text:span text:style-name="Source_20_Text"><text:s text:c="2"/>);</text:span></text:p>
      <text:p text:style-name="Preformatted_20_Text"/>
      <text:p text:style-name="Preformatted_20_Text"><text:span text:style-name="Source_20_Text"><text:s text:c="2"/>app.enableCors({</text:span></text:p>
      <text:p text:style-name="Preformatted_20_Text"><text:span text:style-name="Source_20_Text"><text:s text:c="4"/>origin: 'http://localhost:4200',</text:span></text:p>
      <text:p text:style-name="Preformatted_20_Text"><text:span text:style-name="Source_20_Text"><text:s text:c="4"/>credentials: true, // ✅ ต้องเปิดเพื่อให้ cookie ถูกส่ง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app.setGlobalPrefix('api/');</text:span></text:p>
      <text:p text:style-name="Preformatted_20_Text"><text:span text:style-name="Source_20_Text"><text:s text:c="2"/>await app.listen(process.env.PORT || 3000);</text:span></text:p>
      <text:p text:style-name="Preformatted_20_Text"><text:span text:style-name="Source_20_Text">}</text:span></text:p>
      <text:p text:style-name="P1"><text:span text:style-name="Source_20_Text">bootstrap();</text:span></text:p>
      <text:p text:style-name="Horizontal_20_Line"/>
      <text:h text:style-name="Heading_20_2" text:outline-level="2">③ แก้ <text:span text:style-name="Source_20_Text">auth.controller.ts</text:span> ให้เซ็ต cookie + csrfToken</text:h>
      <text:p text:style-name="Preformatted_20_Text"><text:span text:style-name="Source_20_Text">import { Controller, Post, Req, Res, Body } from '@nestjs/common';</text:span></text:p>
      <text:p text:style-name="Preformatted_20_Text"><text:span text:style-name="Source_20_Text">import { AuthService } from './auth.service';</text:span></text:p>
      <text:p text:style-name="Preformatted_20_Text"><text:span text:style-name="Source_20_Text">import { Response, Request } from 'express';</text:span></text:p>
      <text:p text:style-name="Preformatted_20_Text"/>
      <text:p text:style-name="Preformatted_20_Text"><text:span text:style-name="Source_20_Text">@Controller('auth')</text:span></text:p>
      <text:p text:style-name="Preformatted_20_Text"><text:span text:style-name="Source_20_Text">export class AuthController {</text:span></text:p>
      <text:p text:style-name="Preformatted_20_Text"><text:span text:style-name="Source_20_Text"><text:s text:c="2"/>constructor(private authService: AuthService) {}</text:span></text:p>
      <text:p text:style-name="Preformatted_20_Text"/>
      <text:p text:style-name="Preformatted_20_Text"><text:span text:style-name="Source_20_Text"><text:s text:c="2"/>@Post('login')</text:span></text:p>
      <text:p text:style-name="Preformatted_20_Text"><text:span text:style-name="Source_20_Text"><text:s text:c="2"/>async login(@Body() body: any, @Req() req: Request, @Res() res: Response) {</text:span></text:p>
      <text:p text:style-name="Preformatted_20_Text"><text:span text:style-name="Source_20_Text"><text:s text:c="4"/>const user = await this.authService.validateUser(body.username, body.password);</text:span></text:p>
      <text:p text:style-name="Preformatted_20_Text"><text:span text:style-name="Source_20_Text"><text:s text:c="4"/>if (!user) return res.status(401).json({ message: 'Invalid credentials' });</text:span></text:p>
      <text:p text:style-name="Preformatted_20_Text"/>
      <text:p text:style-name="Preformatted_20_Text"><text:span text:style-name="Source_20_Text"><text:s text:c="4"/>const payload = { sub: user.id, username: user.username, role: user.role };</text:span></text:p>
      <text:p text:style-name="Preformatted_20_Text"><text:span text:style-name="Source_20_Text"><text:s text:c="4"/>const token = this.authService.generateJwt(payload); // =&gt; jwtService.sign()</text:span></text:p>
      <text:p text:style-name="Preformatted_20_Text"/>
      <text:p text:style-name="Preformatted_20_Text"><text:span text:style-name="Source_20_Text"><text:s text:c="4"/>// ✅ Set HttpOnly cookie</text:span></text:p>
      <text:p text:style-name="Preformatted_20_Text"><text:span text:style-name="Source_20_Text"><text:s text:c="4"/>res.cookie('token', token, {</text:span></text:p>
      <text:p text:style-name="Preformatted_20_Text"><text:span text:style-name="Source_20_Text"><text:s text:c="6"/>httpOnly: true,</text:span></text:p>
      <text:p text:style-name="Preformatted_20_Text"><text:span text:style-name="Source_20_Text"><text:s text:c="6"/>secure: false, // ตั้ง true ถ้าใช้ https</text:span></text:p>
      <text:p text:style-name="Preformatted_20_Text"><text:span text:style-name="Source_20_Text"><text:s text:c="6"/>sameSite: 'strict',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// ✅ ส่ง csrfToken ให้ client</text:span></text:p>
      <text:p text:style-name="Preformatted_20_Text"><text:span text:style-name="Source_20_Text"><text:s text:c="4"/>res.json({ csrfToken: req.csrfToken() }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@Post('guest')</text:span></text:p>
      <text:p text:style-name="Preformatted_20_Text"><text:span text:style-name="Source_20_Text"><text:s text:c="2"/>async guestLogin(@Req() req: Request, @Res() res: Response) {</text:span></text:p>
      <text:p text:style-name="Preformatted_20_Text"><text:span text:style-name="Source_20_Text"><text:s text:c="4"/>const guestToken = this.authService.loginAsGuest().access_token;</text:span></text:p>
      <text:p text:style-name="Preformatted_20_Text"><text:span text:style-name="Source_20_Text"><text:s text:c="4"/>res.cookie('token', guestToken, {</text:span></text:p>
      <text:p text:style-name="Preformatted_20_Text"><text:span text:style-name="Source_20_Text"><text:s text:c="6"/>httpOnly: true,</text:span></text:p>
      <text:p text:style-name="Preformatted_20_Text"><text:span text:style-name="Source_20_Text"><text:s text:c="6"/>secure: false,</text:span></text:p>
      <text:p text:style-name="Preformatted_20_Text"><text:span text:style-name="Source_20_Text"><text:s text:c="6"/>sameSite: 'strict',</text:span></text:p>
      <text:p text:style-name="Preformatted_20_Text"><text:span text:style-name="Source_20_Text"><text:s text:c="4"/>});</text:span></text:p>
      <text:p text:style-name="Preformatted_20_Text"><text:span text:style-name="Source_20_Text"><text:s text:c="4"/>res.json({ csrfToken: req.csrfToken() })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<text:soft-page-break/>④ แก้ Angular ให้เก็บ CSRF token แล้วแนบใน Header</text:h>
      <text:h text:style-name="Heading_20_3" text:outline-level="3">AuthService Angular:</text:h>
      <text:p text:style-name="Preformatted_20_Text"><text:span text:style-name="Source_20_Text">private csrfToken: string = '';</text:span></text:p>
      <text:p text:style-name="Preformatted_20_Text"/>
      <text:p text:style-name="Preformatted_20_Text"><text:span text:style-name="Source_20_Text">loginWithCredentials(username: string, password: string): Observable&lt;boolean&gt; {</text:span></text:p>
      <text:p text:style-name="Preformatted_20_Text"><text:span text:style-name="Source_20_Text"><text:s text:c="2"/>return this.http.post&lt;{ csrfToken: string }&gt;(</text:span></text:p>
      <text:p text:style-name="Preformatted_20_Text"><text:span text:style-name="Source_20_Text"><text:s text:c="4"/>`${environment.apiUrl}/auth/login`,</text:span></text:p>
      <text:p text:style-name="Preformatted_20_Text"><text:span text:style-name="Source_20_Text"><text:s text:c="4"/>{ username, password },</text:span></text:p>
      <text:p text:style-name="Preformatted_20_Text"><text:span text:style-name="Source_20_Text"><text:s text:c="4"/>{ withCredentials: true } // ✅ สำคัญมาก ต้องเปิดเพื่อรับ cookie</text:span></text:p>
      <text:p text:style-name="Preformatted_20_Text"><text:span text:style-name="Source_20_Text"><text:s text:c="2"/>).pipe(</text:span></text:p>
      <text:p text:style-name="Preformatted_20_Text"><text:span text:style-name="Source_20_Text"><text:s text:c="4"/>tap(response =&gt; {</text:span></text:p>
      <text:p text:style-name="Preformatted_20_Text"><text:span text:style-name="Source_20_Text"><text:s text:c="6"/>this.csrfToken = response.csrfToken;</text:span></text:p>
      <text:p text:style-name="Preformatted_20_Text"><text:span text:style-name="Source_20_Text"><text:s text:c="4"/>}),</text:span></text:p>
      <text:p text:style-name="Preformatted_20_Text"><text:span text:style-name="Source_20_Text"><text:s text:c="4"/>map(() =&gt; true),</text:span></text:p>
      <text:p text:style-name="Preformatted_20_Text"><text:span text:style-name="Source_20_Text"><text:s text:c="4"/>catchError(() =&gt; of(false))</text:span></text:p>
      <text:p text:style-name="Preformatted_20_Text"><text:span text:style-name="Source_20_Text"><text:s text:c="2"/>);</text:span></text:p>
      <text:p text:style-name="P1"><text:span text:style-name="Source_20_Text">}</text:span></text:p>
      <text:p text:style-name="Horizontal_20_Line"/>
      <text:h text:style-name="Heading_20_2" text:outline-level="2">⑤ Angular Interceptor แนบ CSRF Token ทุก request</text:h>
      <text:p text:style-name="Preformatted_20_Text"><text:span text:style-name="Source_20_Text">// csrf-interceptor.ts</text:span></text:p>
      <text:p text:style-name="Preformatted_20_Text"><text:span text:style-name="Source_20_Text">import { Injectable } from '@angular/core';</text:span></text:p>
      <text:p text:style-name="Preformatted_20_Text"><text:span text:style-name="Source_20_Text">import { HttpInterceptor, HttpRequest, HttpHandler, HttpEvent } from '@angular/common/http';</text:span></text:p>
      <text:p text:style-name="Preformatted_20_Text"><text:span text:style-name="Source_20_Text">import { Observable } from 'rxjs';</text:span></text:p>
      <text:p text:style-name="Preformatted_20_Text"><text:span text:style-name="Source_20_Text">import { AuthService } from './auth.service';</text:span></text:p>
      <text:p text:style-name="Preformatted_20_Text"/>
      <text:p text:style-name="Preformatted_20_Text"><text:span text:style-name="Source_20_Text">@Injectable()</text:span></text:p>
      <text:p text:style-name="Preformatted_20_Text"><text:span text:style-name="Source_20_Text">export class CsrfInterceptor implements HttpInterceptor {</text:span></text:p>
      <text:p text:style-name="Preformatted_20_Text"><text:span text:style-name="Source_20_Text"><text:s text:c="2"/>constructor(private authService: AuthService) {}</text:span></text:p>
      <text:p text:style-name="Preformatted_20_Text"/>
      <text:p text:style-name="Preformatted_20_Text"><text:span text:style-name="Source_20_Text"><text:s text:c="2"/>intercept(req: HttpRequest&lt;any&gt;, next: HttpHandler): Observable&lt;HttpEvent&lt;any&gt;&gt; {</text:span></text:p>
      <text:p text:style-name="Preformatted_20_Text"><text:span text:style-name="Source_20_Text"><text:s text:c="4"/>const csrfToken = this.authService.getCsrfToken(); // เขียน method getter ง่าย ๆ</text:span></text:p>
      <text:p text:style-name="Preformatted_20_Text"/>
      <text:p text:style-name="Preformatted_20_Text"><text:span text:style-name="Source_20_Text"><text:s text:c="4"/>if (csrfToken &amp;&amp; ['POST', 'PUT', 'DELETE'].includes(req.method)) {</text:span></text:p>
      <text:p text:style-name="Preformatted_20_Text"><text:span text:style-name="Source_20_Text"><text:s text:c="6"/>const cloned = req.clone({</text:span></text:p>
      <text:p text:style-name="Preformatted_20_Text"><text:span text:style-name="Source_20_Text"><text:s text:c="8"/>headers: req.headers.set('X-CSRF-Token', csrfToken),</text:span></text:p>
      <text:p text:style-name="Preformatted_20_Text"><text:span text:style-name="Source_20_Text"><text:s text:c="8"/>withCredentials: true</text:span></text:p>
      <text:p text:style-name="Preformatted_20_Text"><text:span text:style-name="Source_20_Text"><text:s text:c="6"/>});</text:span></text:p>
      <text:p text:style-name="Preformatted_20_Text"><text:span text:style-name="Source_20_Text"><text:s text:c="6"/>return next.handle(cloned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next.handle(req.clone({ withCredentials: true }))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และใน <text:span text:style-name="Source_20_Text">providers</text:span> ของ AppModule Angular:</text:p>
      <text:p text:style-name="P1"><text:span text:style-name="Source_20_Text">{ provide: HTTP_INTERCEPTORS, useClass: CsrfInterceptor, multi: true }</text:span></text:p>
      <text:p text:style-name="Horizontal_20_Line"/>
      <text:h text:style-name="Heading_20_2" text:outline-level="2"><text:soft-page-break/>✅ สรุปอีกครั้ง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สิ่งที่ทำ</text:p>
            </table:table-cell>
            <table:table-cell table:style-name="Table1.A1" office:value-type="string">
              <text:p text:style-name="Table_20_Heading">ใช้ทำอะไร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HttpOnly Cookie</text:span></text:p>
          </table:table-cell>
          <table:table-cell table:style-name="Table1.A1" office:value-type="string">
            <text:p text:style-name="Table_20_Contents">เก็บ JWT แบบปลอดภัย (กัน XS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CSRF Token</text:span></text:p>
          </table:table-cell>
          <table:table-cell table:style-name="Table1.A1" office:value-type="string">
            <text:p text:style-name="Table_20_Contents">ป้องกัน Cross-Site Request Forgery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okie-parser</text:span>, <text:span text:style-name="Source_20_Text">csurf</text:span></text:p>
          </table:table-cell>
          <table:table-cell table:style-name="Table1.A1" office:value-type="string">
            <text:p text:style-name="Table_20_Contents">Middleware จัดการ CSRF tok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withCredentials: true</text:span></text:p>
          </table:table-cell>
          <table:table-cell table:style-name="Table1.A1" office:value-type="string">
            <text:p text:style-name="Table_20_Contents">ทำให้ Angular รับ/ส่ง cookie ไปด้วย</text:p>
          </table:table-cell>
        </table:table-row>
        <table:table-row>
          <table:table-cell table:style-name="Table1.A1" office:value-type="string">
            <text:p text:style-name="Table_20_Contents">Angular interceptor + header</text:p>
          </table:table-cell>
          <table:table-cell table:style-name="Table1.A1" office:value-type="string">
            <text:p text:style-name="Table_20_Contents">แนบ CSRF token ทุกคำขอเขียนข้อมูล</text:p>
          </table:table-cell>
        </table:table-row>
      </table:table>
      <text:p text:style-name="Horizontal_20_Line"/>
      <text:p text:style-name="Text_20_body">ถ้าคุณอยากให้ผมจัดไฟล์ <text:span text:style-name="Source_20_Text">.ts</text:span> ให้แยกเป็นโฟลเดอร์ เช่น <text:span text:style-name="Source_20_Text">auth.controller.ts</text:span>, <text:span text:style-name="Source_20_Text">csrf-interceptor.ts</text:span>, และ Angular <text:span text:style-name="Source_20_Text">auth.service.ts</text:span> ให้เป็นโครงสร้างชัดเจน บอกได้เลยครับ!</text:p>
      <text:p text:style-name="Standard"/>
      <text:h text:style-name="Heading_20_2" text:outline-level="2">🧠 ทำไมใช้ Postman แล้วเจอ <text:span text:style-name="Source_20_Text">invalid csrf token</text:span>?</text:h>
      <text:p text:style-name="Text_20_body">เพราะ <text:span text:style-name="Source_20_Text">csurf</text:span> ทำงานโดย:</text:p>
      <text:list text:style-name="L3">
        <text:list-item>
          <text:p text:style-name="P4">สร้าง CSRF token ฝังไว้ใน <text:span text:style-name="Strong_20_Emphasis">cookie</text:span></text:p>
        </text:list-item>
        <text:list-item>
          <text:p text:style-name="P4">และคาดหวังให้ client (Angular หรือ Postman) <text:span text:style-name="Strong_20_Emphasis">ส่งมันกลับมา</text:span> ผ่าน <text:span text:style-name="Source_20_Text">X-CSRF-Token</text:span> header</text:p>
        </text:list-item>
      </text:list>
      <text:p text:style-name="Text_20_body">แต่ถ้า Postman:</text:p>
      <text:list text:style-name="L4">
        <text:list-item>
          <text:p text:style-name="P5">❌ ไม่แนบ cookie (token ที่ server สร้างไว้)</text:p>
        </text:list-item>
        <text:list-item>
          <text:p text:style-name="P5">❌ ไม่แนบ <text:span text:style-name="Source_20_Text">X-CSRF-Token</text:span> ใน header</text:p>
        </text:list-item>
      </text:list>
      <text:p text:style-name="Text_20_body">→ ก็จะโดน reject ทันที ⚠️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ngsana New1" style:font-family-complex="'Angsana New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ngsana New1" style:font-family-complex="'Angsana New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17:58:12.424000000</meta:creation-date>
    <dc:date>2025-06-26T18:25:37.847000000</dc:date>
    <meta:editing-duration>PT27M26S</meta:editing-duration>
    <meta:editing-cycles>2</meta:editing-cycles>
    <meta:generator>LibreOffice/7.6.2.1$Windows_X86_64 LibreOffice_project/56f7684011345957bbf33a7ee678afaf4d2ba333</meta:generator>
    <meta:document-statistic meta:table-count="1" meta:image-count="0" meta:object-count="0" meta:page-count="4" meta:paragraph-count="133" meta:word-count="714" meta:character-count="4779" meta:non-whitespace-character-count="4058"/>
  </office:meta>
</office:document-meta>
</file>